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font-weight="normal" style:font-weight-asian="normal" style:font-weight-complex="normal"/>
    </style:style>
    <style:style style:name="P4" style:family="paragraph" style:parent-style-name="Text_20_body">
      <style:text-properties fo:font-weight="normal" style:font-weight-asian="normal" style:font-weight-complex="normal"/>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text-properties style:font-name="Times New Roman" fo:font-size="12pt" style:font-size-asian="12pt" style:font-size-complex="12pt"/>
    </style:style>
    <style:style style:name="P12" style:family="paragraph" style:parent-style-name="Text_20_body" style:list-style-name="L1">
      <style:text-properties style:font-name="Times New Roman" fo:font-size="12pt" style:font-size-asian="12pt" style:font-size-complex="12pt"/>
    </style:style>
    <style:style style:name="P13" style:family="paragraph" style:parent-style-name="Text_20_body" style:list-style-name="L1">
      <style:paragraph-properties fo:margin-top="0in" fo:margin-bottom="0in"/>
    </style:style>
    <style:style style:name="P14" style:family="paragraph" style:parent-style-name="Text_20_body" style:list-style-name="L2">
      <style:paragraph-properties fo:margin-top="0in" fo:margin-bottom="0in"/>
    </style:style>
    <style:style style:name="P15" style:family="paragraph" style:parent-style-name="Text_20_body" style:list-style-name="L3">
      <style:paragraph-properties fo:margin-top="0in" fo:margin-bottom="0in"/>
    </style:style>
    <style:style style:name="P16" style:family="paragraph" style:parent-style-name="Text_20_body" style:list-style-name="L4">
      <style:paragraph-properties fo:margin-top="0in" fo:margin-bottom="0in"/>
    </style:style>
    <style:style style:name="P17" style:family="paragraph" style:parent-style-name="Text_20_body" style:list-style-name="L5">
      <style:paragraph-properties fo:margin-top="0in" fo:margin-bottom="0in"/>
    </style:style>
    <style:style style:name="P18" style:family="paragraph" style:parent-style-name="Text_20_body" style:list-style-name="L6">
      <style:paragraph-properties fo:margin-top="0in" fo:margin-bottom="0in"/>
    </style:style>
    <style:style style:name="P19" style:family="paragraph" style:parent-style-name="Text_20_body" style:list-style-name="L1">
      <style:paragraph-properties fo:margin-top="0in" fo:margin-bottom="0in"/>
      <style:text-properties style:font-name="Times New Roman" fo:font-size="12pt" style:font-size-asian="12pt" style:font-size-complex="12pt"/>
    </style:style>
    <style:style style:name="P20" style:family="paragraph" style:parent-style-name="Heading_20_4">
      <style:text-properties style:font-name="Times New Roman" fo:font-size="12pt" style:font-size-asian="12pt" style:font-size-complex="12pt"/>
    </style:style>
    <style:style style:name="P21" style:family="paragraph" style:parent-style-name="Horizontal_20_Line">
      <style:text-properties style:font-name="Times New Roman" fo:font-size="12pt" style:font-size-asian="12pt" style:font-size-complex="12pt"/>
    </style:style>
    <style:style style:name="T1" style:family="text">
      <style:text-properties fo:font-weight="normal" style:font-weight-asian="normal" style:font-weight-complex="normal"/>
    </style:style>
    <style:style style:name="T2" style:family="text">
      <style:text-properties style:font-name="Times New Roman"/>
    </style:style>
    <style:style style:name="T3" style:family="text">
      <style:text-properties style:font-name="Times New Roman" fo:font-size="12pt" style:font-size-asian="12pt" style:font-size-complex="12pt"/>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immy Goad</text:p>
      <text:p text:style-name="P1"/>
      <text:p text:style-name="P1">CS-360</text:p>
      <text:p text:style-name="Standard"/>
      <text:p text:style-name="P2">Inventory App</text:p>
      <text:p text:style-name="Standard"/>
      <text:p text:style-name="Standard">The overarching purpose of the a<text:span text:style-name="Strong_20_Emphasis"><text:span text:style-name="T1">pp</text:span></text:span><text:span text:style-name="T1"> </text:span>is to efficiently manage and track items ensuring that inventory levels are accurately maintained and that users can easily access, modify, and monitor them. This application is designed to streamline inventory management processes, improve operational efficiency, and provide timely notifications to prevent shortages. </text:p>
      <text:p text:style-name="Standard"/>
      <text:p text:style-name="Standard">The database structure for the Inventory App consists of two essential tables designed to support its functionality. The <text:span text:style-name="Strong_20_Emphasis"><text:span text:style-name="T1">Inventory Items Table</text:span></text:span> is crucial for managing detailed information about each item. This table should include fields such as item IDs, item name, quantity, description, and potentially additional attributes like prices or locations. This structured data storage enables the app to efficiently query and update item information. The second table needed, <text:span text:style-name="Strong_20_Emphasis"><text:span text:style-name="T1">User</text:span></text:span><text:span text:style-name="Strong_20_Emphasis"> </text:span><text:span text:style-name="Strong_20_Emphasis"><text:span text:style-name="T1">Logins Table</text:span></text:span><text:span text:style-name="T1">,</text:span> is vital for handling user authentication and authorization. It should store usernames and hashed passwords to ensure secure access to the app's features. By implementing these tables, the app can maintain accurate inventory records while providing a secure environment for user access and interaction. </text:p>
      <text:p text:style-name="Standard"/>
      <text:p text:style-name="Standard">To create a user-centered UI design for the app, we will include several essential screens and features that provide a seamless user experience. The <text:span text:style-name="Strong_20_Emphasis">Welcome Screen</text:span> will serve as the entry point, greeting users with the app name and a brief description, along with a "Get Started" button that leads to the main interaction screen. <text:span text:style-name="T1">This will double as the </text:span><text:span text:style-name="Strong_20_Emphasis"><text:span text:style-name="T1">Login Screen</text:span></text:span><text:span text:style-name="T1"> of the Inventory App which designed to manage user access securely and efficiently. It will feature a l</text:span><text:span text:style-name="Strong_20_Emphasis"><text:span text:style-name="T1">ogin form</text:span></text:span><text:span text:style-name="T1"> where users enter their credentials to gain access to the app. This form authenticates users by checking their input against the User Logins Table, ensuring that only registered users can log in. Additionally, the screen includes an option for </text:span><text:span text:style-name="Strong_20_Emphasis"><text:span text:style-name="T1">Registration/Account Creation</text:span></text:span><text:span text:style-name="T1">, allowing new users to create an account if they do not already have one. This process involves capturing user details and securely storing them in the User Logins Table. The </text:span><text:span text:style-name="Strong_20_Emphasis"><text:span text:style-name="T1">Authentication Mechanism</text:span></text:span><text:span text:style-name="T1"> embedded in the login process is crucial for ensuring that only authorized individuals can access and interact with the inventory data, thereby maintaining the app's security and integrity. </text:span></text:p>
      <text:p text:style-name="P3"/>
      <text:p text:style-name="Text_20_body"><text:span text:style-name="T1">The </text:span><text:span text:style-name="Strong_20_Emphasis"><text:span text:style-name="T1">Inventory Display Screen</text:span></text:span><text:span text:style-name="T1"> will be designed to provide users with an intuitive and efficient way to manage items. It will feature a </text:span><text:span text:style-name="Strong_20_Emphasis"><text:span text:style-name="T1">Grid View</text:span></text:span><text:span text:style-name="T1"> that displays all inventory items in a structured grid format, allowing users to easily scan and manage their items. Each item within this grid includes essential details such as the item name, quantity, and any other relevant information, ensuring that users have a clear overview of their items.</text:span></text:p>
      <text:p text:style-name="Text_20_body"><text:span text:style-name="T1">The flow between screens is designed to be intuitive, allowing users to navigate seamlessly through login, inventory management, and settings through button presses. Clear transitions ensure that users can easily access the functionalities they need while maintaining context within the app. </text:span></text:p>
      <text:p text:style-name="Text_20_body"><text:span text:style-name="T1">The </text:span><text:span text:style-name="Strong_20_Emphasis"><text:span text:style-name="T1">Item Management Mechanisms</text:span></text:span><text:span text:style-name="T1"> of the Inventory App are designed to provide comprehensive control over inventory operations. </text:span><text:span text:style-name="Strong_20_Emphasis"><text:span text:style-name="T1">Add/Remove Items</text:span></text:span><text:span text:style-name="T1"> functionality allows users to introduce new items into the inventory or remove existing ones. This system will enable users to input necessary details for new items or confirm the removal of items that are no longer needed. The </text:span><text:span text:style-name="Strong_20_Emphasis"><text:span text:style-name="T1">Update Quantity</text:span></text:span><text:span text:style-name="T1"> feature will be essential for adjusting the quantity of specific items, allowing users to increase or decrease number levels in real time based on needed changes or other factors. This ensures accurate and up-to-date inventory records. Additionally, the </text:span><text:span text:style-name="Strong_20_Emphasis"><text:span text:style-name="T1">Notification System</text:span></text:span><text:span text:style-name="T1"> is crucial for managing item levels effectively. </text:span><text:soft-page-break/><text:span text:style-name="T1">It alerts users when the quantity of any item reaches zero.</text:span></text:p>
      <text:p text:style-name="Text_20_body"><text:span text:style-name="T1"/></text:p>
      <text:p text:style-name="Text_20_body"><text:span text:style-name="T1">The design decisions for the Inventory App will be strongly aligned with the Android Design and Quality Guidelines, emphasizing a user-centered approach that prioritizes the needs and contexts of various user types, such as Warehouse Managers, Inventory Clerks, and Personal Users. By catering to these specific workflows, the app enhances usability and engagement. </text:span>The proposed screen flow promotes consistent navigation, a key principle in the guidelines. Users can easily predict how to move between screen and makes the app more intuitive. Features like "Back" and "Save" buttons adhere to established patterns, providing users with a familiar interaction model. Immediate feedback mechanisms will be <text:s/>integrated into the design, following the guidelines that recommend clear responses to user actions. For example, users receive notifications upon successful login or error messages for incorrect credentials, which helps maintain their confidence and satisfaction with the app. The layout of the Inventory Dashboard, utilizing a grid format for displaying items, adheres to the principles of clear visual hierarchy. This structured organization allows users to easily scan and manage their inventory, significantly enhancing their overall experience</text:p>
      <text:p text:style-name="Text_20_body"><text:span text:style-name="T1"/></text:p>
      <text:p text:style-name="Text_20_body"><text:span text:style-name="T1">The </text:span><text:span text:style-name="Strong_20_Emphasis"><text:span text:style-name="T1">Inventory App</text:span></text:span><text:span text:style-name="T1"> is designed to serve a variety of users with distinct needs. </text:span><text:span text:style-name="Strong_20_Emphasis"><text:span text:style-name="T1">Warehouse Managers could</text:span></text:span><text:span text:style-name="T1"> use the app to oversee inventory levels, track stock movements, and generate reports, engaging with it multiple times daily to maintain operational efficiency. </text:span><text:span text:style-name="Strong_20_Emphasis"><text:span text:style-name="T1">Inventory Clerks could</text:span></text:span><text:span text:style-name="T1"> rely on the app for daily updates, such as adding new items, adjusting quantities, and removing outdated stock, integrating it seamlessly into their routine tasks to ensure accuracy and reduce manual errors. </text:span><text:span text:style-name="Strong_20_Emphasis"><text:span text:style-name="T1">Personal Users</text:span></text:span><text:span text:style-name="T1"> might use the app for managing inventory at home or in small personal projects, such as tracking household supplies or personal collections. They engage with the app periodically to update their inventory and ensure they have necessary items on hand. By addressing these varied needs, the Inventory App fits into the daily workflows and personal projects of its users, enhancing efficiency and accuracy in inventory management across different contexts. </text:span></text:p>
      <text:p text:style-name="Text_20_body"><text:span text:style-name="T1"/></text:p>
      <text:h text:style-name="P20" text:outline-level="4"><text:span text:style-name="T1">1. Code Design and UI Connection</text:span></text:h>
      <text:list xml:id="list3005321121828522142" text:style-name="L1">
        <text:list-item>
          <text:p text:style-name="P5"><text:span text:style-name="Strong_20_Emphasis"><text:span text:style-name="T3">Model-View-Controller (MVC) Pattern</text:span></text:span><text:span text:style-name="T3">: The app will follow the MVC design pattern, where:</text:span></text:p>
          <text:list>
            <text:list-item>
              <text:p text:style-name="P13"><text:span text:style-name="Strong_20_Emphasis"><text:span text:style-name="T3">Model</text:span></text:span><text:span text:style-name="T3">: Represents the data structures (Inventory Items Table and User Logins Table) and handles data operations using Room or SQLite.</text:span></text:p>
            </text:list-item>
            <text:list-item>
              <text:p text:style-name="P13"><text:span text:style-name="Strong_20_Emphasis"><text:span text:style-name="T3">View</text:span></text:span><text:span text:style-name="T3">: Defined by XML layout files, this layer includes UI components that users interact with.</text:span></text:p>
            </text:list-item>
            <text:list-item>
              <text:p text:style-name="P13"><text:span text:style-name="Strong_20_Emphasis"><text:span text:style-name="T3">Controller</text:span></text:span><text:span text:style-name="T3">: Manages user inputs and the logic to update the model and view.</text:span></text:p>
            </text:list-item>
          </text:list>
        </text:list-item>
        <text:list-item>
          <text:p text:style-name="P5"><text:span text:style-name="Strong_20_Emphasis"><text:span text:style-name="T3">Data Flow</text:span></text:span><text:span text:style-name="T3">:</text:span></text:p>
          <text:list>
            <text:list-item>
              <text:p text:style-name="P13"><text:span text:style-name="Strong_20_Emphasis"><text:span text:style-name="T3">Login Process</text:span></text:span><text:span text:style-name="T3">:</text:span></text:p>
              <text:list>
                <text:list-item>
                  <text:p text:style-name="P19">When the user submits their credentials, a function in the controller checks these against the User Logins Table.</text:p>
                </text:list-item>
                <text:list-item>
                  <text:p text:style-name="P19">If authenticated, the controller retrieves the user’s data and directs the app to the Inventory Dashboard screen.</text:p>
                </text:list-item>
              </text:list>
            </text:list-item>
            <text:list-item>
              <text:p text:style-name="P13"><text:span text:style-name="Strong_20_Emphasis"><text:span text:style-name="T3">Adding/Removing Items</text:span></text:span><text:span text:style-name="T3">:</text:span></text:p>
              <text:list>
                <text:list-item>
                  <text:p text:style-name="P19">When a user adds or removes an item, the controller updates the Inventory Items Table in the database and refreshes the UI by retrieving the updated list.</text:p>
                </text:list-item>
              </text:list>
            </text:list-item>
            <text:list-item>
              <text:p text:style-name="P13"><text:soft-page-break/><text:span text:style-name="Strong_20_Emphasis"><text:span text:style-name="T3">Quantity Updates</text:span></text:span><text:span text:style-name="T3">:</text:span></text:p>
              <text:list>
                <text:list-item>
                  <text:p text:style-name="P12">Changes in item quantities trigger database updates, followed by UI updates to reflect current inventory levels.</text:p>
                </text:list-item>
              </text:list>
            </text:list-item>
          </text:list>
        </text:list-item>
      </text:list>
      <text:h text:style-name="P20" text:outline-level="4">2. Screen Components and Data Flow</text:h>
      <text:p text:style-name="Text_20_body"><text:span text:style-name="Strong_20_Emphasis"><text:span text:style-name="T3">Screen 1: Login/Registration Screen</text:span></text:span></text:p>
      <text:list xml:id="list4793941806375081040" text:style-name="L2">
        <text:list-item>
          <text:p text:style-name="P6"><text:span text:style-name="Strong_20_Emphasis"><text:span text:style-name="T3">Major UI Components</text:span></text:span><text:span text:style-name="T3">:</text:span></text:p>
          <text:list>
            <text:list-item>
              <text:p text:style-name="P14"><text:span text:style-name="Strong_20_Emphasis"><text:span text:style-name="T3">EditText</text:span></text:span><text:span text:style-name="T3">: For username and password input.</text:span></text:p>
            </text:list-item>
            <text:list-item>
              <text:p text:style-name="P14"><text:span text:style-name="Strong_20_Emphasis"><text:span text:style-name="T3">Button</text:span></text:span><text:span text:style-name="T3">: "Login" and "Register."</text:span></text:p>
            </text:list-item>
            <text:list-item>
              <text:p text:style-name="P14"><text:span text:style-name="Strong_20_Emphasis"><text:span text:style-name="T3">TextView</text:span></text:span><text:span text:style-name="T3">: For error messages (e.g., invalid credentials).</text:span></text:p>
            </text:list-item>
          </text:list>
        </text:list-item>
        <text:list-item>
          <text:p text:style-name="P6"><text:span text:style-name="Strong_20_Emphasis"><text:span text:style-name="T3">Data Handling</text:span></text:span><text:span text:style-name="T3">:</text:span></text:p>
          <text:list>
            <text:list-item>
              <text:p text:style-name="P14"><text:span text:style-name="Strong_20_Emphasis"><text:span text:style-name="T3">Input</text:span></text:span><text:span text:style-name="T3">: Username and password from EditText.</text:span></text:p>
            </text:list-item>
            <text:list-item>
              <text:p text:style-name="P14"><text:span text:style-name="Strong_20_Emphasis"><text:span text:style-name="T3">Display</text:span></text:span><text:span text:style-name="T3">: Error messages from the controller.</text:span></text:p>
            </text:list-item>
            <text:list-item>
              <text:p text:style-name="P6"><text:span text:style-name="Strong_20_Emphasis"><text:span text:style-name="T3">Source</text:span></text:span><text:span text:style-name="T3">: User input; authentication occurs via a database query.</text:span></text:p>
            </text:list-item>
          </text:list>
        </text:list-item>
      </text:list>
      <text:p text:style-name="P21"/>
      <text:p text:style-name="Text_20_body"><text:span text:style-name="Strong_20_Emphasis"><text:span text:style-name="T3">Screen 2: Inventory Dashboard</text:span></text:span></text:p>
      <text:list xml:id="list1183876145953071058" text:style-name="L3">
        <text:list-item>
          <text:p text:style-name="P7"><text:span text:style-name="Strong_20_Emphasis"><text:span text:style-name="T3">Major UI Components</text:span></text:span><text:span text:style-name="T3">:</text:span></text:p>
          <text:list>
            <text:list-item>
              <text:p text:style-name="P15"><text:span text:style-name="Strong_20_Emphasis"><text:span text:style-name="T3">RecyclerView</text:span></text:span><text:span text:style-name="T3">: Displays a grid of inventory items.</text:span></text:p>
            </text:list-item>
            <text:list-item>
              <text:p text:style-name="P15"><text:span text:style-name="Strong_20_Emphasis"><text:span text:style-name="T3">Button</text:span></text:span><text:span text:style-name="T3">: "Add Item," "Edit," and "Remove" buttons for each item.</text:span></text:p>
            </text:list-item>
            <text:list-item>
              <text:p text:style-name="P15"><text:span text:style-name="Strong_20_Emphasis"><text:span text:style-name="T3">TextView</text:span></text:span><text:span text:style-name="T3">: For displaying item details (name, quantity).</text:span></text:p>
            </text:list-item>
          </text:list>
        </text:list-item>
        <text:list-item>
          <text:p text:style-name="P7"><text:span text:style-name="Strong_20_Emphasis"><text:span text:style-name="T3">Data Handling</text:span></text:span><text:span text:style-name="T3">:</text:span></text:p>
          <text:list>
            <text:list-item>
              <text:p text:style-name="P15"><text:span text:style-name="Strong_20_Emphasis"><text:span text:style-name="T3">Display</text:span></text:span><text:span text:style-name="T3">: Item name, quantity, and other details from the Inventory Items Table.</text:span></text:p>
            </text:list-item>
            <text:list-item>
              <text:p text:style-name="P15"><text:span text:style-name="Strong_20_Emphasis"><text:span text:style-name="T3">Interaction</text:span></text:span><text:span text:style-name="T3">: Button clicks trigger functions to add, edit, or remove items.</text:span></text:p>
            </text:list-item>
            <text:list-item>
              <text:p text:style-name="P7"><text:span text:style-name="Strong_20_Emphasis"><text:span text:style-name="T3">Source</text:span></text:span><text:span text:style-name="T3">: Data comes from the database, retrieved when the screen loads or upon changes.</text:span></text:p>
            </text:list-item>
          </text:list>
        </text:list-item>
      </text:list>
      <text:p text:style-name="P21"/>
      <text:p text:style-name="Text_20_body"><text:span text:style-name="Strong_20_Emphasis"><text:span text:style-name="T3">Screen 3: Add Item Screen</text:span></text:span></text:p>
      <text:list xml:id="list4745889741296027202" text:style-name="L4">
        <text:list-item>
          <text:p text:style-name="P8"><text:span text:style-name="Strong_20_Emphasis"><text:span text:style-name="T3">Major UI Components</text:span></text:span><text:span text:style-name="T3">:</text:span></text:p>
          <text:list>
            <text:list-item>
              <text:p text:style-name="P16"><text:span text:style-name="Strong_20_Emphasis"><text:span text:style-name="T3">EditText</text:span></text:span><text:span text:style-name="T3">: For entering item name, quantity, and description.</text:span></text:p>
            </text:list-item>
            <text:list-item>
              <text:p text:style-name="P16"><text:span text:style-name="Strong_20_Emphasis"><text:span text:style-name="T3">Button</text:span></text:span><text:span text:style-name="T3">: "Save" and "Cancel."</text:span></text:p>
            </text:list-item>
          </text:list>
        </text:list-item>
        <text:list-item>
          <text:p text:style-name="P8"><text:span text:style-name="Strong_20_Emphasis"><text:span text:style-name="T3">Data Handling</text:span></text:span><text:span text:style-name="T3">:</text:span></text:p>
          <text:list>
            <text:list-item>
              <text:p text:style-name="P16"><text:span text:style-name="Strong_20_Emphasis"><text:span text:style-name="T3">Input</text:span></text:span><text:span text:style-name="T3">: Item name, quantity, and description from EditText.</text:span></text:p>
            </text:list-item>
            <text:list-item>
              <text:p text:style-name="P8"><text:span text:style-name="Strong_20_Emphasis"><text:span text:style-name="T3">Source</text:span></text:span><text:span text:style-name="T3">: User input; upon clicking "Save," data is sent to the Inventory Items Table.</text:span></text:p>
            </text:list-item>
          </text:list>
        </text:list-item>
      </text:list>
      <text:p text:style-name="P21"/>
      <text:p text:style-name="Text_20_body"><text:span text:style-name="Strong_20_Emphasis"><text:span text:style-name="T3">Screen 4: Edit Item Screen</text:span></text:span></text:p>
      <text:list xml:id="list5464103432395938087" text:style-name="L5">
        <text:list-item>
          <text:p text:style-name="P9"><text:span text:style-name="Strong_20_Emphasis"><text:span text:style-name="T3">Major UI Components</text:span></text:span><text:span text:style-name="T3">:</text:span></text:p>
          <text:list>
            <text:list-item>
              <text:p text:style-name="P17"><text:soft-page-break/><text:span text:style-name="Strong_20_Emphasis"><text:span text:style-name="T3">EditText</text:span></text:span><text:span text:style-name="T3">: For modifying item details (name, quantity, description).</text:span></text:p>
            </text:list-item>
            <text:list-item>
              <text:p text:style-name="P17"><text:span text:style-name="Strong_20_Emphasis"><text:span text:style-name="T3">Button</text:span></text:span><text:span text:style-name="T3">: "Update" and "Cancel."</text:span></text:p>
            </text:list-item>
          </text:list>
        </text:list-item>
        <text:list-item>
          <text:p text:style-name="P9"><text:span text:style-name="Strong_20_Emphasis"><text:span text:style-name="T3">Data Handling</text:span></text:span><text:span text:style-name="T3">:</text:span></text:p>
          <text:list>
            <text:list-item>
              <text:p text:style-name="P17"><text:span text:style-name="Strong_20_Emphasis"><text:span text:style-name="T3">Input</text:span></text:span><text:span text:style-name="T3">: Modified item details from EditText.</text:span></text:p>
            </text:list-item>
            <text:list-item>
              <text:p text:style-name="P9"><text:span text:style-name="Strong_20_Emphasis"><text:span text:style-name="T3">Source</text:span></text:span><text:span text:style-name="T3">: Existing data is pulled from the database when the screen is opened; updates are sent back to the database upon clicking "Update."</text:span></text:p>
            </text:list-item>
          </text:list>
        </text:list-item>
      </text:list>
      <text:p text:style-name="P21"/>
      <text:p text:style-name="Text_20_body"><text:span text:style-name="Strong_20_Emphasis"><text:span text:style-name="T3">Screen 5: Notification Settings Screen</text:span></text:span></text:p>
      <text:list xml:id="list247574411852024675" text:style-name="L6">
        <text:list-item>
          <text:p text:style-name="P10"><text:span text:style-name="Strong_20_Emphasis"><text:span text:style-name="T3">Major UI Components</text:span></text:span><text:span text:style-name="T3">:</text:span></text:p>
          <text:list>
            <text:list-item>
              <text:p text:style-name="P18"><text:span text:style-name="Strong_20_Emphasis"><text:span text:style-name="T3">Switch</text:span></text:span><text:span text:style-name="T3">: To toggle notifications on/off.</text:span></text:p>
            </text:list-item>
            <text:list-item>
              <text:p text:style-name="P18"><text:span text:style-name="Strong_20_Emphasis"><text:span text:style-name="T3">Button</text:span></text:span><text:span text:style-name="T3">: "Save" settings.</text:span></text:p>
            </text:list-item>
          </text:list>
        </text:list-item>
        <text:list-item>
          <text:p text:style-name="P10"><text:span text:style-name="Strong_20_Emphasis"><text:span text:style-name="T3">Data Handling</text:span></text:span><text:span text:style-name="T3">:</text:span></text:p>
          <text:list>
            <text:list-item>
              <text:p text:style-name="P18"><text:span text:style-name="Strong_20_Emphasis"><text:span text:style-name="T3">Input</text:span></text:span><text:span text:style-name="T3">: User preference for notifications.</text:span></text:p>
            </text:list-item>
            <text:list-item>
              <text:p text:style-name="P10"><text:span text:style-name="Strong_20_Emphasis"><text:span text:style-name="T3">Source</text:span></text:span><text:span text:style-name="T3">: Current settings are retrieved from user preferences; changes are saved back to the database upon clicking "Save."</text:span></text:p>
            </text:list-item>
          </text:list>
        </text:list-item>
      </text:list>
      <text:p text:style-name="P11"><text:span text:style-name="T1"/></text:p>
      <text:p text:style-name="P4"/>
      <text:p text:style-name="P4"/>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9-15T15:05:01.61</meta:creation-date>
    <dc:date>2024-09-29T18:35:02.91</dc:date>
    <meta:editing-duration>PT3H30M20S</meta:editing-duration>
    <meta:editing-cycles>3</meta:editing-cycles>
    <meta:generator>OpenOffice/4.1.8$Win32 OpenOffice.org_project/418m3$Build-9803</meta:generator>
    <meta:document-statistic meta:table-count="0" meta:image-count="0" meta:object-count="0" meta:page-count="4" meta:paragraph-count="64" meta:word-count="1365" meta:character-count="8844"/>
  </office:meta>
</office:document-meta>
</file>